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ext-properties style:font-name="Arial" style:font-name-complex="Arial"/>
    </style:style>
    <style:style style:name="ce18" style:family="table-cell" style:parent-style-name="Default">
      <style:table-cell-properties fo:background-color="#dddddd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lot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Sub-family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Note</text:p>
          </table:table-cell>
          <table:table-cell table:style-name="ce2" table:number-columns-repeated="1018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8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1018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8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number-columns-repeated="1018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1018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1018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1018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1018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174F256DT-V/PT</text:p>
          </table:table-cell>
          <table:table-cell office:value-type="string" calcext:value-type="string">
            <text:p>Upgrades of Slots 1 &amp; 2. Newer chips, faster too (72MHz)</text:p>
          </table:table-cell>
          <table:table-cell table:number-columns-repeated="1018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1018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SPARE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4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1018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4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4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1018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4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4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1018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4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1018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4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1018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4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number-columns-repeated="1018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4" office:value-type="string" calcext:value-type="string">
            <text:p>PIC32MZ2048EFM064-I/PT</text:p>
          </table:table-cell>
          <table:table-cell office:value-type="string" calcext:value-type="string">
            <text:p>PIC32MZ EF family (replaces EC), CAN, Crypto and RNG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4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number-columns-repeated="1018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4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number-columns-repeated="1018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4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number-columns-repeated="1018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4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number-columns-repeated="1018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number-columns-repeated="1018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14" office:value-type="string" calcext:value-type="string">
            <text:p>PIC32MK</text:p>
          </table:table-cell>
          <table:table-cell table:style-name="ce16" office:value-type="string" calcext:value-type="string">
            <text:p>GPD/GPE/MCF</text:p>
          </table:table-cell>
          <table:table-cell table:style-name="ce21" office:value-type="string" calcext:value-type="string">
            <text:p>PIC32MK1024MCF100</text:p>
          </table:table-cell>
          <table:table-cell table:style-name="ce21" office:value-type="string" calcext:value-type="string">
            <text:p>Motor control verion (MCF), obsolete</text:p>
          </table:table-cell>
          <table:table-cell table:number-columns-repeated="1018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14" office:value-type="string" calcext:value-type="string">
            <text:p>PIC32MK</text:p>
          </table:table-cell>
          <table:table-cell table:style-name="ce16" office:value-type="string" calcext:value-type="string">
            <text:p>GPG/GPK/MCJ/MCM</text:p>
          </table:table-cell>
          <table:table-cell table:style-name="ce21" office:value-type="string" calcext:value-type="string">
            <text:p>PIC32MK0512MCJ064</text:p>
          </table:table-cell>
          <table:table-cell table:style-name="ce21" office:value-type="string" calcext:value-type="string">
            <text:p>Motor control version (MCJ), newer version</text:p>
          </table:table-cell>
          <table:table-cell table:number-columns-repeated="1018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14" office:value-type="string" calcext:value-type="string">
            <text:p>PIC32MK</text:p>
          </table:table-cell>
          <table:table-cell table:style-name="ce16" office:value-type="string" calcext:value-type="string">
            <text:p>GPG/GPK/MCJ/MCM</text:p>
          </table:table-cell>
          <table:table-cell table:style-name="ce21" office:value-type="string" calcext:value-type="string">
            <text:p>PIC32MK1024MCM064</text:p>
          </table:table-cell>
          <table:table-cell table:style-name="ce21" office:value-type="string" calcext:value-type="string">
            <text:p>Motor control version (MCM), newer version, dual-panel flash and more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table:formula="of:=[.B35]+1" office:value-type="float" office:value="33" calcext:value-type="float">
            <text:p>33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SPARE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table:formula="of:=[.B36]+1" office:value-type="float" office:value="34" calcext:value-type="float">
            <text:p>34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SPARE</text:p>
          </table:table-cell>
          <table:table-cell table:number-columns-repeated="1018"/>
        </table:table-row>
        <table:table-row table:style-name="ro1">
          <table:table-cell table:formula="of:=[.A37]+1" office:value-type="float" office:value="18" calcext:value-type="float">
            <text:p>18</text:p>
          </table:table-cell>
          <table:table-cell table:formula="of:=[.B37]+1" office:value-type="float" office:value="35" calcext:value-type="float">
            <text:p>35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19" calcext:value-type="float">
            <text:p>19</text:p>
          </table:table-cell>
          <table:table-cell table:formula="of:=[.B38]+1" office:value-type="float" office:value="36" calcext:value-type="float">
            <text:p>36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table:number-columns-repeated="1019"/>
        </table:table-row>
        <table:table-row table:style-name="ro1">
          <table:table-cell table:formula="of:=[.A39]+1" office:value-type="float" office:value="20" calcext:value-type="float">
            <text:p>20</text:p>
          </table:table-cell>
          <table:table-cell table:formula="of:=[.B39]+1" office:value-type="float" office:value="37" calcext:value-type="float">
            <text:p>37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Supports toggling power on USB ports?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21" calcext:value-type="float">
            <text:p>21</text:p>
          </table:table-cell>
          <table:table-cell table:formula="of:=[.B40]+1" office:value-type="float" office:value="38" calcext:value-type="float">
            <text:p>38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9:40:51.4455506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2.2.2$Linux_X86_64 LibreOffice_project/20$Build-2</meta:generator>
    <dc:date>2021-11-28T19:41:51.096709871</dc:date>
    <dc:creator>AAAAAAAAAAAb bbbbbbbbbBBBBBB</dc:creator>
    <meta:editing-duration>PT1H21M44S</meta:editing-duration>
    <meta:editing-cycles>24</meta:editing-cycles>
    <meta:document-statistic meta:table-count="1" meta:cell-count="229" meta:object-count="0"/>
  </office:meta>
</office:document-meta>
</file>